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Generator.compileExtensionVal( ExtensionVal ex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ign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.verifyCopy( OAssign . Copy ocopy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ssignGenerator.compileFrom( From from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ssignGenerator.compile( OActivity dest , Activity sour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ssignGenerator.compileLiteral( LiteralVal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gnGenerator.compileTo( To to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